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ystems Modeling - Project Backgammon</text:h>
      <text:h text:style-name="Heading_20_3" text:outline-level="3">Karl Potisepp, Siim Viiklaid, Karl Kilgi</text:h>
      <text:h text:style-name="Heading_20_2" text:outline-level="2">Introduction &amp; background</text:h>
      <text:p text:style-name="Text_20_body">The aim of this document is to provide an overview of the development of a working implementation of a multi-player Backgammon game created for the Systems Modeling course in fall 2012. The team consists of three Computer Science MSc students: Karl Potisepp, Siim Viiklaid and Karl Kilgi.</text:p>
      <text:h text:style-name="Heading_20_2" text:outline-level="2">Objectives</text:h>
      <text:p text:style-name="Text_20_body">The objectives of the project are to create a working implementation along with source code, and also provide documentation in the form of the following items:</text:p>
      <text:list xml:id="list653284861" text:style-name="L2">
        <text:list-item>
          <text:p text:style-name="P2">class diagram</text:p>
        </text:list-item>
        <text:list-item>
          <text:p text:style-name="P2">storyboard</text:p>
        </text:list-item>
        <text:list-item>
          <text:p text:style-name="P2">project log</text:p>
        </text:list-item>
        <text:list-item>
          <text:p text:style-name="P2">simulated customer discussion along with 3-5 proposed features</text:p>
        </text:list-item>
        <text:list-item>
          <text:p text:style-name="P2">a guide through the project</text:p>
        </text:list-item>
      </text:list>
      <text:h text:style-name="Heading_20_2" text:outline-level="2">Scope</text:h>
      <text:p text:style-name="Text_20_body">The scope of this project is defined as a interactive game of Backgammon that can be played by two human players on the same computer. The following features are included in the scope:</text:p>
      <text:list xml:id="list1180081098" text:style-name="L3">
        <text:list-item>
          <text:p text:style-name="P3">starting the game</text:p>
        </text:list-item>
        <text:list-item>
          <text:p text:style-name="P3">choosing your move based on the rules of the game and the dice roll</text:p>
        </text:list-item>
      </text:list>
      <text:p text:style-name="Text_20_body">To deliver the finished application within the deadline, we decided to forego complicated client-server implementations and also capabilities to play more than one game during the runtime of the application.</text:p>
      <text:h text:style-name="Heading_20_2" text:outline-level="2">Methodologies &amp; Strategy</text:h>
      <text:p text:style-name="Text_20_body">Our strategy was to divide the workload as follows: 1 person dealing with all matters pertaining to documentation and 2 persons working on implementing the code and analysing. Due to the small scale of the project, we chose to create a preliminary class diagram along with a storyboard, then create the application and later add adjust the diagram to reflect any changes that were found to be necessary during the coding phase.</text:p>
      <text:list xml:id="list1162056415" text:style-name="L1">
        <text:list-item>
          <text:p text:style-name="P4">Issues &amp; Risks </text:p>
        </text:list-item>
        <text:list-item>
          <text:p text:style-name="P4">Methodologies &amp; Strategy </text:p>
        </text:list-item>
        <text:list-item>
          <text:p text:style-name="P4">Controls: Scope, Time, Cost, Quality, Resources </text:p>
        </text:list-item>
        <text:list-item>
          <text:p text:style-name="P4">Communications </text:p>
        </text:list-item>
        <text:list-item>
          <text:p text:style-name="P4">Schedule of Delivery </text:p>
        </text:list-item>
        <text:list-item>
          <text:p text:style-name="P4">Performance Measurement </text:p>
        </text:list-item>
        <text:list-item>
          <text:p text:style-name="P1">Benefits Realisation </text:p>
        </text:list-item>
      </text:list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Arial1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8T21:51:26</meta:creation-date>
    <dc:date>2012-10-08T22:29:42</dc:date>
    <meta:editing-duration>PT35M18S</meta:editing-duration>
    <meta:editing-cycles>4</meta:editing-cycles>
    <meta:generator>LibreOffice/3.5$MacOSX_x86 LibreOffice_project/e0fbe70-dcba98b-297ab39-994e618-0f858f0</meta:generator>
    <meta:document-statistic meta:table-count="0" meta:image-count="0" meta:object-count="0" meta:page-count="2" meta:paragraph-count="25" meta:word-count="296" meta:character-count="1796" meta:non-whitespace-character-count="1532"/>
  </office:meta>
</office:document-meta>
</file>